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72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0.4075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4736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0.5508in"/>
    </style:style>
    <style:style style:name="co10" style:family="table-column">
      <style:table-column-properties fo:break-before="auto" style:column-width="0.628in"/>
    </style:style>
    <style:style style:name="co11" style:family="table-column">
      <style:table-column-properties fo:break-before="auto" style:column-width="0.451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448in" fo:break-before="auto" style:use-optimal-row-height="true"/>
    </style:style>
    <style:style style:name="ro7" style:family="table-row">
      <style:table-row-properties style:row-height="0.23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CQP2008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 style:data-style-name="N10122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0122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12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1012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12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122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122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122">
      <style:table-cell-properties style:glyph-orientation-vertical="0" fo:background-color="#dd080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122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27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cw&quot;" style:apply-style-name="Excel_5f_CondFormat_5f_1_5f_4_5f_1" style:base-cell-address="CQP2008.D293"/>
      <style:map style:condition="cell-content()=&quot;ph&quot;+[.$D$1:.$D$1048576]" style:apply-style-name="Excel_5f_CondFormat_5f_1_5f_4_5f_2" style:base-cell-address="CQP2008.D293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cw&quot;" style:apply-style-name="Excel_5f_CondFormat_5f_1_5f_3_5f_1" style:base-cell-address="CQP2008.D294"/>
      <style:map style:condition="cell-content()=&quot;ph&quot;" style:apply-style-name="Excel_5f_CondFormat_5f_1_5f_3_5f_2" style:base-cell-address="CQP2008.D294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3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Excel_5f_BuiltIn_5f_Comma" style:data-style-name="N137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c0c0c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>
      <style:table-cell-properties fo:background-color="#ccffcc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>
      <style:table-cell-properties fo:background-color="#ffff99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&quot;x&quot;" style:apply-style-name="Excel_5f_CondFormat_5f_1_5f_1_5f_1" style:base-cell-address="CQP2008.M5"/>
    </style:style>
    <style:style style:name="ce6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x&quot;" style:apply-style-name="Excel_5f_CondFormat_5f_1_5f_1_5f_1" style:base-cell-address="CQP2008.M5"/>
    </style:style>
    <style:style style:name="ce7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76" style:family="table-cell" style:parent-style-name="Excel_5f_BuiltIn_5f_Comma" style:data-style-name="N137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x&quot;" style:apply-style-name="Excel_5f_CondFormat_5f_1_5f_1_5f_1" style:base-cell-address="CQP2008.M5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x&quot;" style:apply-style-name="Excel_5f_CondFormat_5f_1_5f_1_5f_1" style:base-cell-address="CQP2008.M5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8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8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83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84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  <style:style style:name="ce85" style:family="table-cell" style:parent-style-name="Excel_5f_BuiltIn_5f_Comma" style:data-style-name="N137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2" style:apply-style-name="Excel_5f_CondFormat_5f_1_5f_2_5f_1" style:base-cell-address="CQP2008.M458"/>
      <style:map style:condition="cell-content()=3" style:apply-style-name="Excel_5f_CondFormat_5f_1_5f_2_5f_2" style:base-cell-address="CQP2008.M458"/>
    </style:style>
  </office:automatic-styles>
  <office:body>
    <office:spreadsheet>
      <table:calculation-settings table:case-sensitive="false" table:automatic-find-labels="false" table:use-regular-expressions="false"/>
      <table:table table:name="CQP2008" table:style-name="ta1" table:print-ranges="CQP2008.B3:CQP2008.M467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5"/>
        <table:table-column table:style-name="co4" table:default-cell-style-name="ce15"/>
        <table:table-column table:style-name="co5" table:default-cell-style-name="ce35"/>
        <table:table-column table:style-name="co6" table:default-cell-style-name="ce15"/>
        <table:table-column table:style-name="co7" table:default-cell-style-name="ce1"/>
        <table:table-column table:style-name="co7" table:default-cell-style-name="ce15"/>
        <table:table-column table:style-name="co8" table:default-cell-style-name="ce15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7" table:default-cell-style-name="ce15"/>
        <table:table-column table:style-name="co11" table:default-cell-style-name="ce15"/>
        <table:table-column table:style-name="co12" table:number-columns-repeated="244" table:default-cell-style-name="ce1"/>
        <table:table-column table:style-name="co12" table:number-columns-repeated="767" table:default-cell-style-name="Default"/>
        <table:table-row table:style-name="ro1">
          <table:table-cell table:number-columns-repeated="11"/>
          <table:table-cell table:style-name="ce68"/>
          <table:table-cell table:number-columns-repeated="1012"/>
        </table:table-row>
        <table:table-header-rows>
          <table:table-row table:style-name="ro1">
            <table:table-cell table:style-name="ce2"/>
            <table:table-cell table:number-columns-repeated="2"/>
            <table:table-cell table:style-name="ce26"/>
            <table:table-cell table:number-columns-repeated="7"/>
            <table:table-cell table:style-name="ce68"/>
            <table:table-cell table:style-name="ce77"/>
            <table:table-cell table:number-columns-repeated="1011"/>
          </table:table-row>
          <table:table-row table:style-name="ro2">
            <table:table-cell table:style-name="ce3"/>
            <table:table-cell table:style-name="ce5" office:value-type="string" calcext:value-type="string">
              <text:p>Callsign:</text:p>
            </table:table-cell>
            <table:table-cell table:style-name="ce16" office:value-type="string" calcext:value-type="string" table:number-columns-spanned="2" table:number-rows-spanned="1">
              <text:p>ae6rf</text:p>
            </table:table-cell>
            <table:covered-table-cell table:style-name="ce27"/>
            <table:table-cell table:style-name="ce5" office:value-type="string" calcext:value-type="string">
              <text:p>State</text:p>
            </table:table-cell>
            <table:table-cell table:style-name="ce17" office:value-type="string" calcext:value-type="string">
              <text:p>ca</text:p>
            </table:table-cell>
            <table:table-cell table:style-name="ce42"/>
            <table:table-cell table:style-name="ce21"/>
            <table:table-cell table:style-name="ce22" office:value-type="string" calcext:value-type="string" table:number-columns-spanned="5" table:number-rows-spanned="1">
              <text:p>Preliminary Summary</text:p>
            </table:table-cell>
            <table:covered-table-cell table:number-columns-repeated="4" table:style-name="ce60"/>
            <table:table-cell table:number-columns-repeated="1011"/>
          </table:table-row>
          <table:table-row table:style-name="ro3">
            <table:table-cell table:style-name="ce3"/>
            <table:table-cell table:style-name="ce5" office:value-type="string" calcext:value-type="string">
              <text:p>Mode:</text:p>
            </table:table-cell>
            <table:table-cell table:style-name="ce17" office:value-type="string" calcext:value-type="string" table:number-columns-spanned="2" table:number-rows-spanned="1">
              <text:p>all</text:p>
            </table:table-cell>
            <table:covered-table-cell table:style-name="ce28"/>
            <table:table-cell table:style-name="ce5" office:value-type="string" calcext:value-type="string">
              <text:p>Province</text:p>
            </table:table-cell>
            <table:table-cell table:style-name="ce44" office:value-type="string" calcext:value-type="string">
              <text:p>n/a</text:p>
            </table:table-cell>
            <table:table-cell table:style-name="ce42"/>
            <table:table-cell table:style-name="ce21"/>
            <table:table-cell table:style-name="ce52" office:value-type="string" calcext:value-type="string">
              <text:p>Score</text:p>
            </table:table-cell>
            <table:table-cell table:style-name="ce61" table:number-columns-repeated="2"/>
            <table:table-cell table:style-name="ce69" office:value-type="string" calcext:value-type="string">
              <text:p>Mults</text:p>
            </table:table-cell>
            <table:table-cell table:style-name="ce78" office:value-type="string" calcext:value-type="string">
              <text:p>Q-Pts</text:p>
            </table:table-cell>
            <table:table-cell table:number-columns-repeated="1011"/>
          </table:table-row>
          <table:table-row table:style-name="ro3">
            <table:table-cell table:style-name="ce3"/>
            <table:table-cell table:style-name="ce5" office:value-type="string" calcext:value-type="string">
              <text:p>Power</text:p>
            </table:table-cell>
            <table:table-cell table:style-name="ce17" office:value-type="string" calcext:value-type="string" table:number-columns-spanned="2" table:number-rows-spanned="1">
              <text:p>high</text:p>
            </table:table-cell>
            <table:covered-table-cell table:style-name="ce28"/>
            <table:table-cell table:style-name="ce5" office:value-type="string" calcext:value-type="string">
              <text:p>County</text:p>
            </table:table-cell>
            <table:table-cell table:style-name="ce44" office:value-type="string" calcext:value-type="string">
              <text:p>MADE</text:p>
            </table:table-cell>
            <table:table-cell table:style-name="ce42"/>
            <table:table-cell table:style-name="ce21"/>
            <table:table-cell table:style-name="ce54" table:formula="of:=[.L5]*[.M5]" office:value-type="float" office:value="144" calcext:value-type="float">
              <text:p><text:s/>144 </text:p>
            </table:table-cell>
            <table:table-cell table:style-name="ce62" table:number-columns-repeated="2"/>
            <table:table-cell table:style-name="ce70" table:formula="of:=COUNTIF([.L9:.L455];&quot;X&quot;)" office:value-type="float" office:value="6" calcext:value-type="float">
              <text:p>6</text:p>
            </table:table-cell>
            <table:table-cell table:style-name="ce79" table:formula="of:=SUM([.M9:.M455])" office:value-type="float" office:value="24" calcext:value-type="float">
              <text:p>24</text:p>
            </table:table-cell>
            <table:table-cell table:number-columns-repeated="1011"/>
          </table:table-row>
          <table:table-row table:style-name="ro4">
            <table:table-cell table:style-name="ce3"/>
            <table:table-cell table:style-name="ce5"/>
            <table:table-cell table:style-name="ce17" table:number-columns-spanned="2" table:number-rows-spanned="1"/>
            <table:covered-table-cell table:style-name="ce28"/>
            <table:table-cell table:style-name="ce5" office:value-type="string" calcext:value-type="string">
              <text:p>Power:</text:p>
            </table:table-cell>
            <table:table-cell table:style-name="ce44" office:value-type="string" calcext:value-type="string">
              <text:p>high</text:p>
            </table:table-cell>
            <table:table-cell table:style-name="ce42"/>
            <table:table-cell table:style-name="ce21" table:number-columns-repeated="2"/>
            <table:table-cell table:style-name="ce42" table:number-columns-repeated="2"/>
            <table:table-cell table:style-name="ce71"/>
            <table:table-cell table:style-name="ce80"/>
            <table:table-cell table:number-columns-repeated="1011"/>
          </table:table-row>
          <table:table-row table:style-name="ro5">
            <table:table-cell table:style-name="ce2"/>
            <table:table-cell table:style-name="ce6" office:value-type="string" calcext:value-type="string" table:number-columns-spanned="1" table:number-rows-spanned="2">
              <text:p>Date</text:p>
            </table:table-cell>
            <table:table-cell table:style-name="ce18" office:value-type="string" calcext:value-type="string" table:number-columns-spanned="1" table:number-rows-spanned="2">
              <text:p>Band</text:p>
            </table:table-cell>
            <table:table-cell table:style-name="ce29" office:value-type="string" calcext:value-type="string" table:number-columns-spanned="1" table:number-rows-spanned="2">
              <text:p>Mode</text:p>
            </table:table-cell>
            <table:table-cell table:style-name="ce36" office:value-type="string" calcext:value-type="string" table:number-columns-spanned="1" table:number-rows-spanned="2">
              <text:p>UTC</text:p>
            </table:table-cell>
            <table:table-cell table:style-name="ce18"/>
            <table:table-cell table:style-name="ce49" office:value-type="string" calcext:value-type="string">
              <text:p>Sent</text:p>
            </table:table-cell>
            <table:table-cell table:style-name="ce49" office:value-type="string" calcext:value-type="string">
              <text:p>NR</text:p>
            </table:table-cell>
            <table:table-cell table:style-name="ce55" office:value-type="string" calcext:value-type="string" table:number-columns-spanned="1" table:number-rows-spanned="2">
              <text:p>QTH</text:p>
            </table:table-cell>
            <table:table-cell table:style-name="ce63" office:value-type="string" calcext:value-type="string">
              <text:p>New</text:p>
            </table:table-cell>
            <table:table-cell table:style-name="ce63"/>
            <table:table-cell table:style-name="ce72" office:value-type="string" calcext:value-type="string" table:number-columns-spanned="1" table:number-rows-spanned="2">
              <text:p>New Mult?</text:p>
            </table:table-cell>
            <table:table-cell table:style-name="ce81" office:value-type="string" calcext:value-type="string" table:number-columns-spanned="1" table:number-rows-spanned="2">
              <text:p>PTS</text:p>
            </table:table-cell>
            <table:table-cell table:number-columns-repeated="1011"/>
          </table:table-row>
          <table:table-row table:style-name="ro6">
            <table:table-cell table:style-name="ce2"/>
            <table:covered-table-cell table:style-name="ce7"/>
            <table:covered-table-cell table:style-name="ce19"/>
            <table:covered-table-cell table:style-name="ce30"/>
            <table:covered-table-cell table:style-name="ce37"/>
            <table:table-cell table:style-name="ce18" office:value-type="string" calcext:value-type="string">
              <text:p>Station</text:p>
            </table:table-cell>
            <table:table-cell table:style-name="ce50" office:value-type="string" calcext:value-type="string">
              <text:p>NR</text:p>
            </table:table-cell>
            <table:table-cell table:style-name="ce50" office:value-type="string" calcext:value-type="string">
              <text:p>RCVD</text:p>
            </table:table-cell>
            <table:covered-table-cell table:style-name="ce56"/>
            <table:table-cell table:style-name="ce64" office:value-type="string" calcext:value-type="string">
              <text:p>Mult</text:p>
            </table:table-cell>
            <table:table-cell table:style-name="ce64" office:value-type="string" calcext:value-type="string">
              <text:p>Points</text:p>
            </table:table-cell>
            <table:covered-table-cell table:style-name="ce73"/>
            <table:covered-table-cell table:style-name="ce82"/>
            <table:table-cell table:number-columns-repeated="1011"/>
          </table:table-row>
        </table:table-header-rows>
        <table:table-row table:style-name="ro3">
          <table:table-cell table:style-name="ce2"/>
          <table:table-cell table:style-name="ce8" office:value-type="date" office:date-value="2008-10-04" calcext:value-type="date">
            <text:p>4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ph</text:p>
          </table:table-cell>
          <table:table-cell table:style-name="ce38" office:value-type="float" office:value="1450" calcext:value-type="float">
            <text:p>1450</text:p>
          </table:table-cell>
          <table:table-cell table:style-name="ce45" office:value-type="string" calcext:value-type="string">
            <text:p>k7ly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az</text:p>
          </table:table-cell>
          <table:table-cell table:style-name="ce65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9]=&quot;CW&quot;;&quot;3&quot;;IF([.D9]=&quot;PH&quot;;&quot;2&quot;;&quot;0&quot;)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date" office:date-value="2008-10-04" calcext:value-type="date">
            <text:p>4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ph</text:p>
          </table:table-cell>
          <table:table-cell table:style-name="ce39" office:value-type="float" office:value="1452" calcext:value-type="float">
            <text:p>1452</text:p>
          </table:table-cell>
          <table:table-cell table:style-name="ce46" office:value-type="string" calcext:value-type="string">
            <text:p>xe2k</text:p>
          </table:table-cell>
          <table:table-cell table:style-name="ce52" office:value-type="float" office:value="2" calcext:value-type="float">
            <text:p>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dx</text:p>
          </table:table-cell>
          <table:table-cell table:style-name="ce62" table:number-columns-repeated="2"/>
          <table:table-cell table:style-name="ce74"/>
          <table:table-cell table:style-name="ce83" table:formula="of:=ABS(IF([.D10]=&quot;CW&quot;;&quot;3&quot;;IF([.D10]=&quot;PH&quot;;&quot;2&quot;;&quot;0&quot;)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4" calcext:value-type="date">
            <text:p>4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ph</text:p>
          </table:table-cell>
          <table:table-cell table:style-name="ce39" office:value-type="float" office:value="1453" calcext:value-type="float">
            <text:p>1453</text:p>
          </table:table-cell>
          <table:table-cell table:style-name="ce46" office:value-type="string" calcext:value-type="string">
            <text:p>kf7p</text:p>
          </table:table-cell>
          <table:table-cell table:style-name="ce51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ut</text:p>
          </table:table-cell>
          <table:table-cell table:style-name="ce62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11]=&quot;CW&quot;;&quot;3&quot;;IF([.D11]=&quot;PH&quot;;&quot;2&quot;;&quot;0&quot;)))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09" calcext:value-type="float">
            <text:p>1509</text:p>
          </table:table-cell>
          <table:table-cell table:style-name="ce46" office:value-type="string" calcext:value-type="string">
            <text:p>n60</text:p>
          </table:table-cell>
          <table:table-cell table:style-name="ce52" office:value-type="float" office:value="4" calcext:value-type="float">
            <text:p>4</text:p>
          </table:table-cell>
          <table:table-cell table:style-name="ce28" office:value-type="float" office:value="1050" calcext:value-type="float">
            <text:p>1050</text:p>
          </table:table-cell>
          <table:table-cell table:style-name="ce28" office:value-type="string" calcext:value-type="string">
            <text:p>ccos</text:p>
          </table:table-cell>
          <table:table-cell table:style-name="ce62" table:number-columns-repeated="2"/>
          <table:table-cell table:style-name="ce74"/>
          <table:table-cell table:style-name="ce83" table:formula="of:=ABS(IF([.D12]=&quot;CW&quot;;&quot;3&quot;;IF([.D12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15" calcext:value-type="float">
            <text:p>1515</text:p>
          </table:table-cell>
          <table:table-cell table:style-name="ce46" office:value-type="string" calcext:value-type="string">
            <text:p>k7abv</text:p>
          </table:table-cell>
          <table:table-cell table:style-name="ce51" office:value-type="float" office:value="5" calcext:value-type="float">
            <text:p>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string" calcext:value-type="string">
            <text:p>mt</text:p>
          </table:table-cell>
          <table:table-cell table:style-name="ce62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13]=&quot;CW&quot;;&quot;3&quot;;IF([.D13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16" calcext:value-type="float">
            <text:p>1516</text:p>
          </table:table-cell>
          <table:table-cell table:style-name="ce46" office:value-type="string" calcext:value-type="string">
            <text:p>ko7x</text:p>
          </table:table-cell>
          <table:table-cell table:style-name="ce52" office:value-type="float" office:value="6" calcext:value-type="float">
            <text:p>6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string" calcext:value-type="string">
            <text:p>wy</text:p>
          </table:table-cell>
          <table:table-cell table:style-name="ce62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14]=&quot;CW&quot;;&quot;3&quot;;IF([.D14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18" calcext:value-type="float">
            <text:p>1518</text:p>
          </table:table-cell>
          <table:table-cell table:style-name="ce46" office:value-type="string" calcext:value-type="string">
            <text:p>k7laz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string" calcext:value-type="string">
            <text:p>wa</text:p>
          </table:table-cell>
          <table:table-cell table:style-name="ce62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15]=&quot;CW&quot;;&quot;3&quot;;IF([.D15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20" calcext:value-type="float">
            <text:p>1520</text:p>
          </table:table-cell>
          <table:table-cell table:style-name="ce46" office:value-type="string" calcext:value-type="string">
            <text:p>w7gkf</text:p>
          </table:table-cell>
          <table:table-cell table:style-name="ce52" office:value-type="float" office:value="8" calcext:value-type="float">
            <text:p>8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string" calcext:value-type="string">
            <text:p>wa</text:p>
          </table:table-cell>
          <table:table-cell table:style-name="ce62" table:number-columns-repeated="2"/>
          <table:table-cell table:style-name="ce74"/>
          <table:table-cell table:style-name="ce83" table:formula="of:=ABS(IF([.D16]=&quot;CW&quot;;&quot;3&quot;;IF([.D16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8" office:value-type="date" office:date-value="2008-10-05" calcext:value-type="date">
            <text:p>5-Oct</text:p>
          </table:table-cell>
          <table:table-cell table:style-name="ce20" office:value-type="float" office:value="40" calcext:value-type="float">
            <text:p>40</text:p>
          </table:table-cell>
          <table:table-cell table:style-name="ce31" office:value-type="string" calcext:value-type="string">
            <text:p>cw</text:p>
          </table:table-cell>
          <table:table-cell table:style-name="ce39" office:value-type="float" office:value="1526" calcext:value-type="float">
            <text:p>1526</text:p>
          </table:table-cell>
          <table:table-cell table:style-name="ce46" office:value-type="string" calcext:value-type="string">
            <text:p>ve6tn</text:p>
          </table:table-cell>
          <table:table-cell table:style-name="ce51" office:value-type="float" office:value="9" calcext:value-type="float">
            <text:p>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string" calcext:value-type="string">
            <text:p>ab</text:p>
          </table:table-cell>
          <table:table-cell table:style-name="ce62" table:number-columns-repeated="2"/>
          <table:table-cell table:style-name="ce74" office:value-type="string" calcext:value-type="string">
            <text:p>x</text:p>
          </table:table-cell>
          <table:table-cell table:style-name="ce83" table:formula="of:=ABS(IF([.D17]=&quot;CW&quot;;&quot;3&quot;;IF([.D17]=&quot;PH&quot;;&quot;2&quot;;&quot;0&quot;)))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10" calcext:value-type="float">
            <text:p>1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]=&quot;CW&quot;;&quot;3&quot;;IF([.D1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11" calcext:value-type="float">
            <text:p>1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]=&quot;CW&quot;;&quot;3&quot;;IF([.D1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12" calcext:value-type="float">
            <text:p>1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]=&quot;CW&quot;;&quot;3&quot;;IF([.D2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13" calcext:value-type="float">
            <text:p>1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]=&quot;CW&quot;;&quot;3&quot;;IF([.D2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14" calcext:value-type="float">
            <text:p>1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]=&quot;CW&quot;;&quot;3&quot;;IF([.D2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15" calcext:value-type="float">
            <text:p>1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]=&quot;CW&quot;;&quot;3&quot;;IF([.D2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16" calcext:value-type="float">
            <text:p>1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]=&quot;CW&quot;;&quot;3&quot;;IF([.D2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17" calcext:value-type="float">
            <text:p>1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]=&quot;CW&quot;;&quot;3&quot;;IF([.D2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18" calcext:value-type="float">
            <text:p>1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]=&quot;CW&quot;;&quot;3&quot;;IF([.D2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19" calcext:value-type="float">
            <text:p>1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]=&quot;CW&quot;;&quot;3&quot;;IF([.D2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20" calcext:value-type="float">
            <text:p>2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]=&quot;CW&quot;;&quot;3&quot;;IF([.D2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21" calcext:value-type="float">
            <text:p>2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]=&quot;CW&quot;;&quot;3&quot;;IF([.D2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22" calcext:value-type="float">
            <text:p>2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]=&quot;CW&quot;;&quot;3&quot;;IF([.D3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23" calcext:value-type="float">
            <text:p>2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]=&quot;CW&quot;;&quot;3&quot;;IF([.D3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24" calcext:value-type="float">
            <text:p>2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]=&quot;CW&quot;;&quot;3&quot;;IF([.D3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25" calcext:value-type="float">
            <text:p>2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]=&quot;CW&quot;;&quot;3&quot;;IF([.D3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26" calcext:value-type="float">
            <text:p>2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]=&quot;CW&quot;;&quot;3&quot;;IF([.D3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27" calcext:value-type="float">
            <text:p>2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]=&quot;CW&quot;;&quot;3&quot;;IF([.D3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28" calcext:value-type="float">
            <text:p>2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]=&quot;CW&quot;;&quot;3&quot;;IF([.D3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29" calcext:value-type="float">
            <text:p>2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]=&quot;CW&quot;;&quot;3&quot;;IF([.D3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30" calcext:value-type="float">
            <text:p>3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]=&quot;CW&quot;;&quot;3&quot;;IF([.D3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31" calcext:value-type="float">
            <text:p>3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]=&quot;CW&quot;;&quot;3&quot;;IF([.D3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32" calcext:value-type="float">
            <text:p>3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]=&quot;CW&quot;;&quot;3&quot;;IF([.D4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33" calcext:value-type="float">
            <text:p>3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]=&quot;CW&quot;;&quot;3&quot;;IF([.D4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34" calcext:value-type="float">
            <text:p>3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]=&quot;CW&quot;;&quot;3&quot;;IF([.D4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35" calcext:value-type="float">
            <text:p>3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]=&quot;CW&quot;;&quot;3&quot;;IF([.D4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36" calcext:value-type="float">
            <text:p>3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]=&quot;CW&quot;;&quot;3&quot;;IF([.D4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37" calcext:value-type="float">
            <text:p>3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]=&quot;CW&quot;;&quot;3&quot;;IF([.D4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38" calcext:value-type="float">
            <text:p>3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6]=&quot;CW&quot;;&quot;3&quot;;IF([.D4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39" calcext:value-type="float">
            <text:p>3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7]=&quot;CW&quot;;&quot;3&quot;;IF([.D4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40" calcext:value-type="float">
            <text:p>4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8]=&quot;CW&quot;;&quot;3&quot;;IF([.D4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41" calcext:value-type="float">
            <text:p>4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9]=&quot;CW&quot;;&quot;3&quot;;IF([.D4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42" calcext:value-type="float">
            <text:p>4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0]=&quot;CW&quot;;&quot;3&quot;;IF([.D5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43" calcext:value-type="float">
            <text:p>4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1]=&quot;CW&quot;;&quot;3&quot;;IF([.D51]=&quot;PH&quot;;&quot;2&quot;;&quot;0&quot;)))" office:value-type="float" office:value="0" calcext:value-type="float">
            <text:p>0</text:p>
          </table:table-cell>
          <table:table-cell table:style-name="ce21"/>
          <table:table-cell table:number-columns-repeated="1010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44" calcext:value-type="float">
            <text:p>4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2]=&quot;CW&quot;;&quot;3&quot;;IF([.D5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45" calcext:value-type="float">
            <text:p>4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3]=&quot;CW&quot;;&quot;3&quot;;IF([.D5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46" calcext:value-type="float">
            <text:p>4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4]=&quot;CW&quot;;&quot;3&quot;;IF([.D5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47" calcext:value-type="float">
            <text:p>4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5]=&quot;CW&quot;;&quot;3&quot;;IF([.D5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2" office:value-type="float" office:value="48" calcext:value-type="float">
            <text:p>4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6]=&quot;CW&quot;;&quot;3&quot;;IF([.D5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1"/>
          <table:table-cell table:style-name="ce39"/>
          <table:table-cell table:style-name="ce46"/>
          <table:table-cell table:style-name="ce51" office:value-type="float" office:value="49" calcext:value-type="float">
            <text:p>4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7]=&quot;CW&quot;;&quot;3&quot;;IF([.D5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50" calcext:value-type="float">
            <text:p>5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8]=&quot;CW&quot;;&quot;3&quot;;IF([.D5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51" calcext:value-type="float">
            <text:p>5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59]=&quot;CW&quot;;&quot;3&quot;;IF([.D5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52" calcext:value-type="float">
            <text:p>5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0]=&quot;CW&quot;;&quot;3&quot;;IF([.D6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53" calcext:value-type="float">
            <text:p>5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1]=&quot;CW&quot;;&quot;3&quot;;IF([.D6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54" calcext:value-type="float">
            <text:p>5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2]=&quot;CW&quot;;&quot;3&quot;;IF([.D6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55" calcext:value-type="float">
            <text:p>5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3]=&quot;CW&quot;;&quot;3&quot;;IF([.D6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56" calcext:value-type="float">
            <text:p>5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4]=&quot;CW&quot;;&quot;3&quot;;IF([.D6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57" calcext:value-type="float">
            <text:p>5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5]=&quot;CW&quot;;&quot;3&quot;;IF([.D6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58" calcext:value-type="float">
            <text:p>5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6]=&quot;CW&quot;;&quot;3&quot;;IF([.D6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59" calcext:value-type="float">
            <text:p>5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7]=&quot;CW&quot;;&quot;3&quot;;IF([.D6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60" calcext:value-type="float">
            <text:p>6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8]=&quot;CW&quot;;&quot;3&quot;;IF([.D6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61" calcext:value-type="float">
            <text:p>6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69]=&quot;CW&quot;;&quot;3&quot;;IF([.D6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62" calcext:value-type="float">
            <text:p>6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0]=&quot;CW&quot;;&quot;3&quot;;IF([.D7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63" calcext:value-type="float">
            <text:p>6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1]=&quot;CW&quot;;&quot;3&quot;;IF([.D7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64" calcext:value-type="float">
            <text:p>6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2]=&quot;CW&quot;;&quot;3&quot;;IF([.D7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65" calcext:value-type="float">
            <text:p>6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3]=&quot;CW&quot;;&quot;3&quot;;IF([.D7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66" calcext:value-type="float">
            <text:p>6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4]=&quot;CW&quot;;&quot;3&quot;;IF([.D7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67" calcext:value-type="float">
            <text:p>6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5]=&quot;CW&quot;;&quot;3&quot;;IF([.D7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68" calcext:value-type="float">
            <text:p>6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6]=&quot;CW&quot;;&quot;3&quot;;IF([.D7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69" calcext:value-type="float">
            <text:p>6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7]=&quot;CW&quot;;&quot;3&quot;;IF([.D7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70" calcext:value-type="float">
            <text:p>7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8]=&quot;CW&quot;;&quot;3&quot;;IF([.D7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71" calcext:value-type="float">
            <text:p>7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79]=&quot;CW&quot;;&quot;3&quot;;IF([.D7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72" calcext:value-type="float">
            <text:p>7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0]=&quot;CW&quot;;&quot;3&quot;;IF([.D8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73" calcext:value-type="float">
            <text:p>7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1]=&quot;CW&quot;;&quot;3&quot;;IF([.D8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74" calcext:value-type="float">
            <text:p>7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2]=&quot;CW&quot;;&quot;3&quot;;IF([.D8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75" calcext:value-type="float">
            <text:p>7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3]=&quot;CW&quot;;&quot;3&quot;;IF([.D8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76" calcext:value-type="float">
            <text:p>7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4]=&quot;CW&quot;;&quot;3&quot;;IF([.D8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77" calcext:value-type="float">
            <text:p>7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5]=&quot;CW&quot;;&quot;3&quot;;IF([.D8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78" calcext:value-type="float">
            <text:p>7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6]=&quot;CW&quot;;&quot;3&quot;;IF([.D8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79" calcext:value-type="float">
            <text:p>7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7]=&quot;CW&quot;;&quot;3&quot;;IF([.D8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80" calcext:value-type="float">
            <text:p>8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8]=&quot;CW&quot;;&quot;3&quot;;IF([.D8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81" calcext:value-type="float">
            <text:p>8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89]=&quot;CW&quot;;&quot;3&quot;;IF([.D8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82" calcext:value-type="float">
            <text:p>8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0]=&quot;CW&quot;;&quot;3&quot;;IF([.D9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7"/>
          <table:table-cell table:style-name="ce51" office:value-type="float" office:value="83" calcext:value-type="float">
            <text:p>8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1]=&quot;CW&quot;;&quot;3&quot;;IF([.D9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84" calcext:value-type="float">
            <text:p>8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2]=&quot;CW&quot;;&quot;3&quot;;IF([.D9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85" calcext:value-type="float">
            <text:p>8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3]=&quot;CW&quot;;&quot;3&quot;;IF([.D9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86" calcext:value-type="float">
            <text:p>8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4]=&quot;CW&quot;;&quot;3&quot;;IF([.D9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87" calcext:value-type="float">
            <text:p>8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5]=&quot;CW&quot;;&quot;3&quot;;IF([.D9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88" calcext:value-type="float">
            <text:p>8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6]=&quot;CW&quot;;&quot;3&quot;;IF([.D9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89" calcext:value-type="float">
            <text:p>8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7]=&quot;CW&quot;;&quot;3&quot;;IF([.D9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90" calcext:value-type="float">
            <text:p>9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8]=&quot;CW&quot;;&quot;3&quot;;IF([.D9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91" calcext:value-type="float">
            <text:p>9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99]=&quot;CW&quot;;&quot;3&quot;;IF([.D9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92" calcext:value-type="float">
            <text:p>9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0]=&quot;CW&quot;;&quot;3&quot;;IF([.D10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93" calcext:value-type="float">
            <text:p>9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1]=&quot;CW&quot;;&quot;3&quot;;IF([.D10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94" calcext:value-type="float">
            <text:p>9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2]=&quot;CW&quot;;&quot;3&quot;;IF([.D10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95" calcext:value-type="float">
            <text:p>9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3]=&quot;CW&quot;;&quot;3&quot;;IF([.D10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96" calcext:value-type="float">
            <text:p>9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4]=&quot;CW&quot;;&quot;3&quot;;IF([.D10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97" calcext:value-type="float">
            <text:p>9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5]=&quot;CW&quot;;&quot;3&quot;;IF([.D10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98" calcext:value-type="float">
            <text:p>9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6]=&quot;CW&quot;;&quot;3&quot;;IF([.D10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99" calcext:value-type="float">
            <text:p>9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7]=&quot;CW&quot;;&quot;3&quot;;IF([.D10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00" calcext:value-type="float">
            <text:p>10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8]=&quot;CW&quot;;&quot;3&quot;;IF([.D10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01" calcext:value-type="float">
            <text:p>10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09]=&quot;CW&quot;;&quot;3&quot;;IF([.D10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02" calcext:value-type="float">
            <text:p>10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0]=&quot;CW&quot;;&quot;3&quot;;IF([.D11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03" calcext:value-type="float">
            <text:p>10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1]=&quot;CW&quot;;&quot;3&quot;;IF([.D11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04" calcext:value-type="float">
            <text:p>10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2]=&quot;CW&quot;;&quot;3&quot;;IF([.D11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05" calcext:value-type="float">
            <text:p>10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3]=&quot;CW&quot;;&quot;3&quot;;IF([.D11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06" calcext:value-type="float">
            <text:p>10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4]=&quot;CW&quot;;&quot;3&quot;;IF([.D11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07" calcext:value-type="float">
            <text:p>10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5]=&quot;CW&quot;;&quot;3&quot;;IF([.D11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08" calcext:value-type="float">
            <text:p>10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6]=&quot;CW&quot;;&quot;3&quot;;IF([.D11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09" calcext:value-type="float">
            <text:p>10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7]=&quot;CW&quot;;&quot;3&quot;;IF([.D11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10" calcext:value-type="float">
            <text:p>11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8]=&quot;CW&quot;;&quot;3&quot;;IF([.D11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11" calcext:value-type="float">
            <text:p>11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19]=&quot;CW&quot;;&quot;3&quot;;IF([.D11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40"/>
          <table:table-cell table:style-name="ce48"/>
          <table:table-cell table:style-name="ce52" office:value-type="float" office:value="112" calcext:value-type="float">
            <text:p>112</text:p>
          </table:table-cell>
          <table:table-cell table:style-name="ce21" table:number-columns-repeated="2"/>
          <table:table-cell table:style-name="ce62" table:number-columns-repeated="2"/>
          <table:table-cell table:style-name="ce74"/>
          <table:table-cell table:style-name="ce83" table:formula="of:=ABS(IF([.D120]=&quot;CW&quot;;&quot;3&quot;;IF([.D12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13" calcext:value-type="float">
            <text:p>11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1]=&quot;CW&quot;;&quot;3&quot;;IF([.D12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14" calcext:value-type="float">
            <text:p>11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2]=&quot;CW&quot;;&quot;3&quot;;IF([.D12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15" calcext:value-type="float">
            <text:p>11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3]=&quot;CW&quot;;&quot;3&quot;;IF([.D12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16" calcext:value-type="float">
            <text:p>11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4]=&quot;CW&quot;;&quot;3&quot;;IF([.D12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17" calcext:value-type="float">
            <text:p>11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5]=&quot;CW&quot;;&quot;3&quot;;IF([.D12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18" calcext:value-type="float">
            <text:p>11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6]=&quot;CW&quot;;&quot;3&quot;;IF([.D12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19" calcext:value-type="float">
            <text:p>11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7]=&quot;CW&quot;;&quot;3&quot;;IF([.D12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20" calcext:value-type="float">
            <text:p>12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8]=&quot;CW&quot;;&quot;3&quot;;IF([.D12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21" calcext:value-type="float">
            <text:p>12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29]=&quot;CW&quot;;&quot;3&quot;;IF([.D12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22" calcext:value-type="float">
            <text:p>12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0]=&quot;CW&quot;;&quot;3&quot;;IF([.D13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23" calcext:value-type="float">
            <text:p>12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1]=&quot;CW&quot;;&quot;3&quot;;IF([.D13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24" calcext:value-type="float">
            <text:p>12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2]=&quot;CW&quot;;&quot;3&quot;;IF([.D13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25" calcext:value-type="float">
            <text:p>12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3]=&quot;CW&quot;;&quot;3&quot;;IF([.D13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26" calcext:value-type="float">
            <text:p>12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4]=&quot;CW&quot;;&quot;3&quot;;IF([.D13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27" calcext:value-type="float">
            <text:p>12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5]=&quot;CW&quot;;&quot;3&quot;;IF([.D13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28" calcext:value-type="float">
            <text:p>12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6]=&quot;CW&quot;;&quot;3&quot;;IF([.D13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29" calcext:value-type="float">
            <text:p>12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7]=&quot;CW&quot;;&quot;3&quot;;IF([.D13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30" calcext:value-type="float">
            <text:p>13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8]=&quot;CW&quot;;&quot;3&quot;;IF([.D13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31" calcext:value-type="float">
            <text:p>13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39]=&quot;CW&quot;;&quot;3&quot;;IF([.D13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32" calcext:value-type="float">
            <text:p>13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0]=&quot;CW&quot;;&quot;3&quot;;IF([.D14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33" calcext:value-type="float">
            <text:p>13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1]=&quot;CW&quot;;&quot;3&quot;;IF([.D14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34" calcext:value-type="float">
            <text:p>13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2]=&quot;CW&quot;;&quot;3&quot;;IF([.D14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35" calcext:value-type="float">
            <text:p>13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3]=&quot;CW&quot;;&quot;3&quot;;IF([.D14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36" calcext:value-type="float">
            <text:p>13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4]=&quot;CW&quot;;&quot;3&quot;;IF([.D14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37" calcext:value-type="float">
            <text:p>13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5]=&quot;CW&quot;;&quot;3&quot;;IF([.D14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38" calcext:value-type="float">
            <text:p>13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6]=&quot;CW&quot;;&quot;3&quot;;IF([.D14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39" calcext:value-type="float">
            <text:p>13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7]=&quot;CW&quot;;&quot;3&quot;;IF([.D14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40" calcext:value-type="float">
            <text:p>14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8]=&quot;CW&quot;;&quot;3&quot;;IF([.D14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41" calcext:value-type="float">
            <text:p>14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49]=&quot;CW&quot;;&quot;3&quot;;IF([.D14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42" calcext:value-type="float">
            <text:p>14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0]=&quot;CW&quot;;&quot;3&quot;;IF([.D15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43" calcext:value-type="float">
            <text:p>14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1]=&quot;CW&quot;;&quot;3&quot;;IF([.D15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44" calcext:value-type="float">
            <text:p>14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2]=&quot;CW&quot;;&quot;3&quot;;IF([.D15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45" calcext:value-type="float">
            <text:p>14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3]=&quot;CW&quot;;&quot;3&quot;;IF([.D15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46" calcext:value-type="float">
            <text:p>14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4]=&quot;CW&quot;;&quot;3&quot;;IF([.D15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47" calcext:value-type="float">
            <text:p>14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5]=&quot;CW&quot;;&quot;3&quot;;IF([.D15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48" calcext:value-type="float">
            <text:p>14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6]=&quot;CW&quot;;&quot;3&quot;;IF([.D15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49" calcext:value-type="float">
            <text:p>14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7]=&quot;CW&quot;;&quot;3&quot;;IF([.D15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50" calcext:value-type="float">
            <text:p>15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8]=&quot;CW&quot;;&quot;3&quot;;IF([.D15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51" calcext:value-type="float">
            <text:p>15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59]=&quot;CW&quot;;&quot;3&quot;;IF([.D15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52" calcext:value-type="float">
            <text:p>15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0]=&quot;CW&quot;;&quot;3&quot;;IF([.D16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53" calcext:value-type="float">
            <text:p>15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1]=&quot;CW&quot;;&quot;3&quot;;IF([.D16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54" calcext:value-type="float">
            <text:p>15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2]=&quot;CW&quot;;&quot;3&quot;;IF([.D16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55" calcext:value-type="float">
            <text:p>15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3]=&quot;CW&quot;;&quot;3&quot;;IF([.D16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56" calcext:value-type="float">
            <text:p>15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4]=&quot;CW&quot;;&quot;3&quot;;IF([.D16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57" calcext:value-type="float">
            <text:p>15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5]=&quot;CW&quot;;&quot;3&quot;;IF([.D16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58" calcext:value-type="float">
            <text:p>15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6]=&quot;CW&quot;;&quot;3&quot;;IF([.D16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59" calcext:value-type="float">
            <text:p>15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7]=&quot;CW&quot;;&quot;3&quot;;IF([.D16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60" calcext:value-type="float">
            <text:p>16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8]=&quot;CW&quot;;&quot;3&quot;;IF([.D16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61" calcext:value-type="float">
            <text:p>16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69]=&quot;CW&quot;;&quot;3&quot;;IF([.D16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62" calcext:value-type="float">
            <text:p>16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0]=&quot;CW&quot;;&quot;3&quot;;IF([.D17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63" calcext:value-type="float">
            <text:p>16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1]=&quot;CW&quot;;&quot;3&quot;;IF([.D17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64" calcext:value-type="float">
            <text:p>16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2]=&quot;CW&quot;;&quot;3&quot;;IF([.D17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65" calcext:value-type="float">
            <text:p>16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3]=&quot;CW&quot;;&quot;3&quot;;IF([.D17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66" calcext:value-type="float">
            <text:p>16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4]=&quot;CW&quot;;&quot;3&quot;;IF([.D17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67" calcext:value-type="float">
            <text:p>16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5]=&quot;CW&quot;;&quot;3&quot;;IF([.D17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68" calcext:value-type="float">
            <text:p>16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6]=&quot;CW&quot;;&quot;3&quot;;IF([.D17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69" calcext:value-type="float">
            <text:p>16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7]=&quot;CW&quot;;&quot;3&quot;;IF([.D17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70" calcext:value-type="float">
            <text:p>17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8]=&quot;CW&quot;;&quot;3&quot;;IF([.D17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71" calcext:value-type="float">
            <text:p>17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79]=&quot;CW&quot;;&quot;3&quot;;IF([.D17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72" calcext:value-type="float">
            <text:p>17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0]=&quot;CW&quot;;&quot;3&quot;;IF([.D18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73" calcext:value-type="float">
            <text:p>17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1]=&quot;CW&quot;;&quot;3&quot;;IF([.D18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74" calcext:value-type="float">
            <text:p>17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2]=&quot;CW&quot;;&quot;3&quot;;IF([.D18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75" calcext:value-type="float">
            <text:p>17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3]=&quot;CW&quot;;&quot;3&quot;;IF([.D18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76" calcext:value-type="float">
            <text:p>17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4]=&quot;CW&quot;;&quot;3&quot;;IF([.D18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77" calcext:value-type="float">
            <text:p>17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5]=&quot;CW&quot;;&quot;3&quot;;IF([.D18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78" calcext:value-type="float">
            <text:p>17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6]=&quot;CW&quot;;&quot;3&quot;;IF([.D18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79" calcext:value-type="float">
            <text:p>17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7]=&quot;CW&quot;;&quot;3&quot;;IF([.D18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0" calcext:value-type="float">
            <text:p>18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8]=&quot;CW&quot;;&quot;3&quot;;IF([.D18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81" calcext:value-type="float">
            <text:p>18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89]=&quot;CW&quot;;&quot;3&quot;;IF([.D18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2" calcext:value-type="float">
            <text:p>18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0]=&quot;CW&quot;;&quot;3&quot;;IF([.D19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83" calcext:value-type="float">
            <text:p>18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1]=&quot;CW&quot;;&quot;3&quot;;IF([.D19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4" calcext:value-type="float">
            <text:p>18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2]=&quot;CW&quot;;&quot;3&quot;;IF([.D19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85" calcext:value-type="float">
            <text:p>18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3]=&quot;CW&quot;;&quot;3&quot;;IF([.D19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5" calcext:value-type="float">
            <text:p>18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4]=&quot;CW&quot;;&quot;3&quot;;IF([.D19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86" calcext:value-type="float">
            <text:p>18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5]=&quot;CW&quot;;&quot;3&quot;;IF([.D19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7" calcext:value-type="float">
            <text:p>18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6]=&quot;CW&quot;;&quot;3&quot;;IF([.D19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88" calcext:value-type="float">
            <text:p>18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7]=&quot;CW&quot;;&quot;3&quot;;IF([.D19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89" calcext:value-type="float">
            <text:p>18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8]=&quot;CW&quot;;&quot;3&quot;;IF([.D19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90" calcext:value-type="float">
            <text:p>19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199]=&quot;CW&quot;;&quot;3&quot;;IF([.D19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91" calcext:value-type="float">
            <text:p>19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0]=&quot;CW&quot;;&quot;3&quot;;IF([.D20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92" calcext:value-type="float">
            <text:p>19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1]=&quot;CW&quot;;&quot;3&quot;;IF([.D20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93" calcext:value-type="float">
            <text:p>19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2]=&quot;CW&quot;;&quot;3&quot;;IF([.D20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94" calcext:value-type="float">
            <text:p>19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3]=&quot;CW&quot;;&quot;3&quot;;IF([.D20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95" calcext:value-type="float">
            <text:p>19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4]=&quot;CW&quot;;&quot;3&quot;;IF([.D20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96" calcext:value-type="float">
            <text:p>19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5]=&quot;CW&quot;;&quot;3&quot;;IF([.D20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97" calcext:value-type="float">
            <text:p>19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6]=&quot;CW&quot;;&quot;3&quot;;IF([.D20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198" calcext:value-type="float">
            <text:p>19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7]=&quot;CW&quot;;&quot;3&quot;;IF([.D20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199" calcext:value-type="float">
            <text:p>19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8]=&quot;CW&quot;;&quot;3&quot;;IF([.D20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00" calcext:value-type="float">
            <text:p>20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09]=&quot;CW&quot;;&quot;3&quot;;IF([.D20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01" calcext:value-type="float">
            <text:p>20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0]=&quot;CW&quot;;&quot;3&quot;;IF([.D21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02" calcext:value-type="float">
            <text:p>20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1]=&quot;CW&quot;;&quot;3&quot;;IF([.D21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03" calcext:value-type="float">
            <text:p>20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2]=&quot;CW&quot;;&quot;3&quot;;IF([.D21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04" calcext:value-type="float">
            <text:p>20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3]=&quot;CW&quot;;&quot;3&quot;;IF([.D21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05" calcext:value-type="float">
            <text:p>20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4]=&quot;CW&quot;;&quot;3&quot;;IF([.D21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06" calcext:value-type="float">
            <text:p>20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5]=&quot;CW&quot;;&quot;3&quot;;IF([.D21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07" calcext:value-type="float">
            <text:p>20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6]=&quot;CW&quot;;&quot;3&quot;;IF([.D21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08" calcext:value-type="float">
            <text:p>20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7]=&quot;CW&quot;;&quot;3&quot;;IF([.D21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09" calcext:value-type="float">
            <text:p>20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8]=&quot;CW&quot;;&quot;3&quot;;IF([.D21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10" calcext:value-type="float">
            <text:p>21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19]=&quot;CW&quot;;&quot;3&quot;;IF([.D21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11" calcext:value-type="float">
            <text:p>21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0]=&quot;CW&quot;;&quot;3&quot;;IF([.D22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12" calcext:value-type="float">
            <text:p>21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1]=&quot;CW&quot;;&quot;3&quot;;IF([.D22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13" calcext:value-type="float">
            <text:p>21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2]=&quot;CW&quot;;&quot;3&quot;;IF([.D22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14" calcext:value-type="float">
            <text:p>21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3]=&quot;CW&quot;;&quot;3&quot;;IF([.D22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15" calcext:value-type="float">
            <text:p>21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4]=&quot;CW&quot;;&quot;3&quot;;IF([.D22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16" calcext:value-type="float">
            <text:p>21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5]=&quot;CW&quot;;&quot;3&quot;;IF([.D22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17" calcext:value-type="float">
            <text:p>21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6]=&quot;CW&quot;;&quot;3&quot;;IF([.D22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18" calcext:value-type="float">
            <text:p>21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7]=&quot;CW&quot;;&quot;3&quot;;IF([.D22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19" calcext:value-type="float">
            <text:p>21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8]=&quot;CW&quot;;&quot;3&quot;;IF([.D22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20" calcext:value-type="float">
            <text:p>22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29]=&quot;CW&quot;;&quot;3&quot;;IF([.D22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21" calcext:value-type="float">
            <text:p>22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0]=&quot;CW&quot;;&quot;3&quot;;IF([.D23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22" calcext:value-type="float">
            <text:p>22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1]=&quot;CW&quot;;&quot;3&quot;;IF([.D23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23" calcext:value-type="float">
            <text:p>22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2]=&quot;CW&quot;;&quot;3&quot;;IF([.D23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24" calcext:value-type="float">
            <text:p>22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3]=&quot;CW&quot;;&quot;3&quot;;IF([.D23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25" calcext:value-type="float">
            <text:p>22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4]=&quot;CW&quot;;&quot;3&quot;;IF([.D23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26" calcext:value-type="float">
            <text:p>22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5]=&quot;CW&quot;;&quot;3&quot;;IF([.D23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27" calcext:value-type="float">
            <text:p>22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6]=&quot;CW&quot;;&quot;3&quot;;IF([.D23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28" calcext:value-type="float">
            <text:p>22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7]=&quot;CW&quot;;&quot;3&quot;;IF([.D23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29" calcext:value-type="float">
            <text:p>22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8]=&quot;CW&quot;;&quot;3&quot;;IF([.D23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30" calcext:value-type="float">
            <text:p>23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39]=&quot;CW&quot;;&quot;3&quot;;IF([.D23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31" calcext:value-type="float">
            <text:p>23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0]=&quot;CW&quot;;&quot;3&quot;;IF([.D24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32" calcext:value-type="float">
            <text:p>23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1]=&quot;CW&quot;;&quot;3&quot;;IF([.D24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33" calcext:value-type="float">
            <text:p>23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2]=&quot;CW&quot;;&quot;3&quot;;IF([.D24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34" calcext:value-type="float">
            <text:p>23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3]=&quot;CW&quot;;&quot;3&quot;;IF([.D24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35" calcext:value-type="float">
            <text:p>23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4]=&quot;CW&quot;;&quot;3&quot;;IF([.D24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36" calcext:value-type="float">
            <text:p>23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5]=&quot;CW&quot;;&quot;3&quot;;IF([.D24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37" calcext:value-type="float">
            <text:p>23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6]=&quot;CW&quot;;&quot;3&quot;;IF([.D24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38" calcext:value-type="float">
            <text:p>23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7]=&quot;CW&quot;;&quot;3&quot;;IF([.D24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39" calcext:value-type="float">
            <text:p>23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8]=&quot;CW&quot;;&quot;3&quot;;IF([.D24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40" calcext:value-type="float">
            <text:p>24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49]=&quot;CW&quot;;&quot;3&quot;;IF([.D24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41" calcext:value-type="float">
            <text:p>24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0]=&quot;CW&quot;;&quot;3&quot;;IF([.D25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42" calcext:value-type="float">
            <text:p>24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1]=&quot;CW&quot;;&quot;3&quot;;IF([.D25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43" calcext:value-type="float">
            <text:p>24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2]=&quot;CW&quot;;&quot;3&quot;;IF([.D25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44" calcext:value-type="float">
            <text:p>24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3]=&quot;CW&quot;;&quot;3&quot;;IF([.D25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45" calcext:value-type="float">
            <text:p>24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4]=&quot;CW&quot;;&quot;3&quot;;IF([.D25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46" calcext:value-type="float">
            <text:p>24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5]=&quot;CW&quot;;&quot;3&quot;;IF([.D25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47" calcext:value-type="float">
            <text:p>24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6]=&quot;CW&quot;;&quot;3&quot;;IF([.D25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48" calcext:value-type="float">
            <text:p>24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7]=&quot;CW&quot;;&quot;3&quot;;IF([.D25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49" calcext:value-type="float">
            <text:p>24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8]=&quot;CW&quot;;&quot;3&quot;;IF([.D25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50" calcext:value-type="float">
            <text:p>25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59]=&quot;CW&quot;;&quot;3&quot;;IF([.D25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51" calcext:value-type="float">
            <text:p>25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0]=&quot;CW&quot;;&quot;3&quot;;IF([.D26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52" calcext:value-type="float">
            <text:p>25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1]=&quot;CW&quot;;&quot;3&quot;;IF([.D26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53" calcext:value-type="float">
            <text:p>25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2]=&quot;CW&quot;;&quot;3&quot;;IF([.D26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54" calcext:value-type="float">
            <text:p>25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3]=&quot;CW&quot;;&quot;3&quot;;IF([.D26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55" calcext:value-type="float">
            <text:p>25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4]=&quot;CW&quot;;&quot;3&quot;;IF([.D26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56" calcext:value-type="float">
            <text:p>25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5]=&quot;CW&quot;;&quot;3&quot;;IF([.D26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57" calcext:value-type="float">
            <text:p>25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6]=&quot;CW&quot;;&quot;3&quot;;IF([.D26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58" calcext:value-type="float">
            <text:p>25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7]=&quot;CW&quot;;&quot;3&quot;;IF([.D26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59" calcext:value-type="float">
            <text:p>25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8]=&quot;CW&quot;;&quot;3&quot;;IF([.D26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60" calcext:value-type="float">
            <text:p>26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69]=&quot;CW&quot;;&quot;3&quot;;IF([.D26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61" calcext:value-type="float">
            <text:p>26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0]=&quot;CW&quot;;&quot;3&quot;;IF([.D27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62" calcext:value-type="float">
            <text:p>26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1]=&quot;CW&quot;;&quot;3&quot;;IF([.D27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63" calcext:value-type="float">
            <text:p>26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2]=&quot;CW&quot;;&quot;3&quot;;IF([.D27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64" calcext:value-type="float">
            <text:p>26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3]=&quot;CW&quot;;&quot;3&quot;;IF([.D27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65" calcext:value-type="float">
            <text:p>26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4]=&quot;CW&quot;;&quot;3&quot;;IF([.D27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66" calcext:value-type="float">
            <text:p>26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5]=&quot;CW&quot;;&quot;3&quot;;IF([.D27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67" calcext:value-type="float">
            <text:p>26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6]=&quot;CW&quot;;&quot;3&quot;;IF([.D27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68" calcext:value-type="float">
            <text:p>26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7]=&quot;CW&quot;;&quot;3&quot;;IF([.D27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69" calcext:value-type="float">
            <text:p>26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8]=&quot;CW&quot;;&quot;3&quot;;IF([.D27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70" calcext:value-type="float">
            <text:p>27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79]=&quot;CW&quot;;&quot;3&quot;;IF([.D27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71" calcext:value-type="float">
            <text:p>27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0]=&quot;CW&quot;;&quot;3&quot;;IF([.D28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72" calcext:value-type="float">
            <text:p>27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1]=&quot;CW&quot;;&quot;3&quot;;IF([.D28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73" calcext:value-type="float">
            <text:p>27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2]=&quot;CW&quot;;&quot;3&quot;;IF([.D28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74" calcext:value-type="float">
            <text:p>27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3]=&quot;CW&quot;;&quot;3&quot;;IF([.D28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75" calcext:value-type="float">
            <text:p>27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4]=&quot;CW&quot;;&quot;3&quot;;IF([.D28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76" calcext:value-type="float">
            <text:p>27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5]=&quot;CW&quot;;&quot;3&quot;;IF([.D28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77" calcext:value-type="float">
            <text:p>27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6]=&quot;CW&quot;;&quot;3&quot;;IF([.D28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78" calcext:value-type="float">
            <text:p>27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7]=&quot;CW&quot;;&quot;3&quot;;IF([.D28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79" calcext:value-type="float">
            <text:p>27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8]=&quot;CW&quot;;&quot;3&quot;;IF([.D28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80" calcext:value-type="float">
            <text:p>28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89]=&quot;CW&quot;;&quot;3&quot;;IF([.D28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81" calcext:value-type="float">
            <text:p>28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0]=&quot;CW&quot;;&quot;3&quot;;IF([.D29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82" calcext:value-type="float">
            <text:p>28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1]=&quot;CW&quot;;&quot;3&quot;;IF([.D29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83" calcext:value-type="float">
            <text:p>28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2]=&quot;CW&quot;;&quot;3&quot;;IF([.D29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3"/>
          <table:table-cell table:style-name="ce39"/>
          <table:table-cell table:style-name="ce46"/>
          <table:table-cell table:style-name="ce51" office:value-type="float" office:value="284" calcext:value-type="float">
            <text:p>28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3]=&quot;CW&quot;;&quot;3&quot;;IF([.D29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85" calcext:value-type="float">
            <text:p>28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4]=&quot;CW&quot;;&quot;3&quot;;IF([.D29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86" calcext:value-type="float">
            <text:p>28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5]=&quot;CW&quot;;&quot;3&quot;;IF([.D29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87" calcext:value-type="float">
            <text:p>28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6]=&quot;CW&quot;;&quot;3&quot;;IF([.D29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88" calcext:value-type="float">
            <text:p>28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7]=&quot;CW&quot;;&quot;3&quot;;IF([.D29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89" calcext:value-type="float">
            <text:p>28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8]=&quot;CW&quot;;&quot;3&quot;;IF([.D29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90" calcext:value-type="float">
            <text:p>29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299]=&quot;CW&quot;;&quot;3&quot;;IF([.D29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91" calcext:value-type="float">
            <text:p>29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0]=&quot;CW&quot;;&quot;3&quot;;IF([.D30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92" calcext:value-type="float">
            <text:p>29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1]=&quot;CW&quot;;&quot;3&quot;;IF([.D30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93" calcext:value-type="float">
            <text:p>29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2]=&quot;CW&quot;;&quot;3&quot;;IF([.D30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94" calcext:value-type="float">
            <text:p>29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3]=&quot;CW&quot;;&quot;3&quot;;IF([.D30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95" calcext:value-type="float">
            <text:p>29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4]=&quot;CW&quot;;&quot;3&quot;;IF([.D30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96" calcext:value-type="float">
            <text:p>29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5]=&quot;CW&quot;;&quot;3&quot;;IF([.D30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97" calcext:value-type="float">
            <text:p>29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6]=&quot;CW&quot;;&quot;3&quot;;IF([.D30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298" calcext:value-type="float">
            <text:p>29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7]=&quot;CW&quot;;&quot;3&quot;;IF([.D30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299" calcext:value-type="float">
            <text:p>29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8]=&quot;CW&quot;;&quot;3&quot;;IF([.D30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00" calcext:value-type="float">
            <text:p>30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09]=&quot;CW&quot;;&quot;3&quot;;IF([.D30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01" calcext:value-type="float">
            <text:p>30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0]=&quot;CW&quot;;&quot;3&quot;;IF([.D31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02" calcext:value-type="float">
            <text:p>30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1]=&quot;CW&quot;;&quot;3&quot;;IF([.D31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03" calcext:value-type="float">
            <text:p>30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2]=&quot;CW&quot;;&quot;3&quot;;IF([.D31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04" calcext:value-type="float">
            <text:p>30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3]=&quot;CW&quot;;&quot;3&quot;;IF([.D31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05" calcext:value-type="float">
            <text:p>30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4]=&quot;CW&quot;;&quot;3&quot;;IF([.D31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06" calcext:value-type="float">
            <text:p>30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5]=&quot;CW&quot;;&quot;3&quot;;IF([.D31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07" calcext:value-type="float">
            <text:p>30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6]=&quot;CW&quot;;&quot;3&quot;;IF([.D31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08" calcext:value-type="float">
            <text:p>30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7]=&quot;CW&quot;;&quot;3&quot;;IF([.D31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09" calcext:value-type="float">
            <text:p>30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8]=&quot;CW&quot;;&quot;3&quot;;IF([.D31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10" calcext:value-type="float">
            <text:p>31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19]=&quot;CW&quot;;&quot;3&quot;;IF([.D31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11" calcext:value-type="float">
            <text:p>31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0]=&quot;CW&quot;;&quot;3&quot;;IF([.D32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12" calcext:value-type="float">
            <text:p>31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1]=&quot;CW&quot;;&quot;3&quot;;IF([.D32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13" calcext:value-type="float">
            <text:p>31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2]=&quot;CW&quot;;&quot;3&quot;;IF([.D32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14" calcext:value-type="float">
            <text:p>31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3]=&quot;CW&quot;;&quot;3&quot;;IF([.D32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15" calcext:value-type="float">
            <text:p>31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4]=&quot;CW&quot;;&quot;3&quot;;IF([.D32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16" calcext:value-type="float">
            <text:p>31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5]=&quot;CW&quot;;&quot;3&quot;;IF([.D32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17" calcext:value-type="float">
            <text:p>31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6]=&quot;CW&quot;;&quot;3&quot;;IF([.D32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18" calcext:value-type="float">
            <text:p>31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7]=&quot;CW&quot;;&quot;3&quot;;IF([.D32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19" calcext:value-type="float">
            <text:p>31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8]=&quot;CW&quot;;&quot;3&quot;;IF([.D32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20" calcext:value-type="float">
            <text:p>32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29]=&quot;CW&quot;;&quot;3&quot;;IF([.D32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21" calcext:value-type="float">
            <text:p>32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0]=&quot;CW&quot;;&quot;3&quot;;IF([.D33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22" calcext:value-type="float">
            <text:p>32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1]=&quot;CW&quot;;&quot;3&quot;;IF([.D33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23" calcext:value-type="float">
            <text:p>32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2]=&quot;CW&quot;;&quot;3&quot;;IF([.D33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24" calcext:value-type="float">
            <text:p>32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3]=&quot;CW&quot;;&quot;3&quot;;IF([.D33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25" calcext:value-type="float">
            <text:p>32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4]=&quot;CW&quot;;&quot;3&quot;;IF([.D33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26" calcext:value-type="float">
            <text:p>32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5]=&quot;CW&quot;;&quot;3&quot;;IF([.D33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27" calcext:value-type="float">
            <text:p>32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6]=&quot;CW&quot;;&quot;3&quot;;IF([.D33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28" calcext:value-type="float">
            <text:p>32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7]=&quot;CW&quot;;&quot;3&quot;;IF([.D33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29" calcext:value-type="float">
            <text:p>32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8]=&quot;CW&quot;;&quot;3&quot;;IF([.D33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30" calcext:value-type="float">
            <text:p>33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39]=&quot;CW&quot;;&quot;3&quot;;IF([.D33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31" calcext:value-type="float">
            <text:p>33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0]=&quot;CW&quot;;&quot;3&quot;;IF([.D34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32" calcext:value-type="float">
            <text:p>33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1]=&quot;CW&quot;;&quot;3&quot;;IF([.D34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33" calcext:value-type="float">
            <text:p>33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2]=&quot;CW&quot;;&quot;3&quot;;IF([.D34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34" calcext:value-type="float">
            <text:p>33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3]=&quot;CW&quot;;&quot;3&quot;;IF([.D34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35" calcext:value-type="float">
            <text:p>33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4]=&quot;CW&quot;;&quot;3&quot;;IF([.D34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36" calcext:value-type="float">
            <text:p>33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5]=&quot;CW&quot;;&quot;3&quot;;IF([.D34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37" calcext:value-type="float">
            <text:p>33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6]=&quot;CW&quot;;&quot;3&quot;;IF([.D34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38" calcext:value-type="float">
            <text:p>33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7]=&quot;CW&quot;;&quot;3&quot;;IF([.D34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39" calcext:value-type="float">
            <text:p>33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8]=&quot;CW&quot;;&quot;3&quot;;IF([.D34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40" calcext:value-type="float">
            <text:p>34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49]=&quot;CW&quot;;&quot;3&quot;;IF([.D34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41" calcext:value-type="float">
            <text:p>34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0]=&quot;CW&quot;;&quot;3&quot;;IF([.D35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42" calcext:value-type="float">
            <text:p>34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1]=&quot;CW&quot;;&quot;3&quot;;IF([.D35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43" calcext:value-type="float">
            <text:p>34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2]=&quot;CW&quot;;&quot;3&quot;;IF([.D35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44" calcext:value-type="float">
            <text:p>34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3]=&quot;CW&quot;;&quot;3&quot;;IF([.D35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45" calcext:value-type="float">
            <text:p>34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4]=&quot;CW&quot;;&quot;3&quot;;IF([.D35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46" calcext:value-type="float">
            <text:p>34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5]=&quot;CW&quot;;&quot;3&quot;;IF([.D35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47" calcext:value-type="float">
            <text:p>34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6]=&quot;CW&quot;;&quot;3&quot;;IF([.D35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48" calcext:value-type="float">
            <text:p>34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7]=&quot;CW&quot;;&quot;3&quot;;IF([.D35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49" calcext:value-type="float">
            <text:p>34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8]=&quot;CW&quot;;&quot;3&quot;;IF([.D35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50" calcext:value-type="float">
            <text:p>35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59]=&quot;CW&quot;;&quot;3&quot;;IF([.D35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51" calcext:value-type="float">
            <text:p>35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0]=&quot;CW&quot;;&quot;3&quot;;IF([.D36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52" calcext:value-type="float">
            <text:p>35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1]=&quot;CW&quot;;&quot;3&quot;;IF([.D36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53" calcext:value-type="float">
            <text:p>35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2]=&quot;CW&quot;;&quot;3&quot;;IF([.D36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54" calcext:value-type="float">
            <text:p>35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3]=&quot;CW&quot;;&quot;3&quot;;IF([.D36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55" calcext:value-type="float">
            <text:p>35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4]=&quot;CW&quot;;&quot;3&quot;;IF([.D36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56" calcext:value-type="float">
            <text:p>35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5]=&quot;CW&quot;;&quot;3&quot;;IF([.D36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57" calcext:value-type="float">
            <text:p>35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6]=&quot;CW&quot;;&quot;3&quot;;IF([.D36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58" calcext:value-type="float">
            <text:p>35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7]=&quot;CW&quot;;&quot;3&quot;;IF([.D36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59" calcext:value-type="float">
            <text:p>35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8]=&quot;CW&quot;;&quot;3&quot;;IF([.D36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60" calcext:value-type="float">
            <text:p>36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69]=&quot;CW&quot;;&quot;3&quot;;IF([.D36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61" calcext:value-type="float">
            <text:p>36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0]=&quot;CW&quot;;&quot;3&quot;;IF([.D37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62" calcext:value-type="float">
            <text:p>36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1]=&quot;CW&quot;;&quot;3&quot;;IF([.D37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63" calcext:value-type="float">
            <text:p>36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2]=&quot;CW&quot;;&quot;3&quot;;IF([.D37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64" calcext:value-type="float">
            <text:p>36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3]=&quot;CW&quot;;&quot;3&quot;;IF([.D37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65" calcext:value-type="float">
            <text:p>36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4]=&quot;CW&quot;;&quot;3&quot;;IF([.D37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66" calcext:value-type="float">
            <text:p>36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5]=&quot;CW&quot;;&quot;3&quot;;IF([.D37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67" calcext:value-type="float">
            <text:p>36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6]=&quot;CW&quot;;&quot;3&quot;;IF([.D37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68" calcext:value-type="float">
            <text:p>36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7]=&quot;CW&quot;;&quot;3&quot;;IF([.D37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69" calcext:value-type="float">
            <text:p>36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8]=&quot;CW&quot;;&quot;3&quot;;IF([.D37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70" calcext:value-type="float">
            <text:p>37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79]=&quot;CW&quot;;&quot;3&quot;;IF([.D37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71" calcext:value-type="float">
            <text:p>37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0]=&quot;CW&quot;;&quot;3&quot;;IF([.D38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72" calcext:value-type="float">
            <text:p>37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1]=&quot;CW&quot;;&quot;3&quot;;IF([.D38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73" calcext:value-type="float">
            <text:p>37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2]=&quot;CW&quot;;&quot;3&quot;;IF([.D38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74" calcext:value-type="float">
            <text:p>37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3]=&quot;CW&quot;;&quot;3&quot;;IF([.D38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75" calcext:value-type="float">
            <text:p>37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4]=&quot;CW&quot;;&quot;3&quot;;IF([.D38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76" calcext:value-type="float">
            <text:p>37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5]=&quot;CW&quot;;&quot;3&quot;;IF([.D38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77" calcext:value-type="float">
            <text:p>37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6]=&quot;CW&quot;;&quot;3&quot;;IF([.D38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78" calcext:value-type="float">
            <text:p>37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7]=&quot;CW&quot;;&quot;3&quot;;IF([.D38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79" calcext:value-type="float">
            <text:p>37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8]=&quot;CW&quot;;&quot;3&quot;;IF([.D38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80" calcext:value-type="float">
            <text:p>38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89]=&quot;CW&quot;;&quot;3&quot;;IF([.D38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81" calcext:value-type="float">
            <text:p>38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0]=&quot;CW&quot;;&quot;3&quot;;IF([.D39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82" calcext:value-type="float">
            <text:p>38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1]=&quot;CW&quot;;&quot;3&quot;;IF([.D39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83" calcext:value-type="float">
            <text:p>38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2]=&quot;CW&quot;;&quot;3&quot;;IF([.D39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84" calcext:value-type="float">
            <text:p>38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3]=&quot;CW&quot;;&quot;3&quot;;IF([.D39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85" calcext:value-type="float">
            <text:p>38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4]=&quot;CW&quot;;&quot;3&quot;;IF([.D39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86" calcext:value-type="float">
            <text:p>38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5]=&quot;CW&quot;;&quot;3&quot;;IF([.D39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87" calcext:value-type="float">
            <text:p>38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6]=&quot;CW&quot;;&quot;3&quot;;IF([.D39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88" calcext:value-type="float">
            <text:p>38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7]=&quot;CW&quot;;&quot;3&quot;;IF([.D39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89" calcext:value-type="float">
            <text:p>38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8]=&quot;CW&quot;;&quot;3&quot;;IF([.D39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90" calcext:value-type="float">
            <text:p>39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399]=&quot;CW&quot;;&quot;3&quot;;IF([.D39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9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91" calcext:value-type="float">
            <text:p>39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0]=&quot;CW&quot;;&quot;3&quot;;IF([.D40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92" calcext:value-type="float">
            <text:p>39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1]=&quot;CW&quot;;&quot;3&quot;;IF([.D401]=&quot;PH&quot;;&quot;2&quot;;&quot;0&quot;)))" office:value-type="float" office:value="0" calcext:value-type="float">
            <text:p>0</text:p>
          </table:table-cell>
          <table:table-cell table:style-name="ce21"/>
          <table:table-cell table:number-columns-repeated="1010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93" calcext:value-type="float">
            <text:p>39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2]=&quot;CW&quot;;&quot;3&quot;;IF([.D40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94" calcext:value-type="float">
            <text:p>39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3]=&quot;CW&quot;;&quot;3&quot;;IF([.D40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95" calcext:value-type="float">
            <text:p>39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4]=&quot;CW&quot;;&quot;3&quot;;IF([.D40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96" calcext:value-type="float">
            <text:p>39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5]=&quot;CW&quot;;&quot;3&quot;;IF([.D40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97" calcext:value-type="float">
            <text:p>39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6]=&quot;CW&quot;;&quot;3&quot;;IF([.D40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398" calcext:value-type="float">
            <text:p>39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7]=&quot;CW&quot;;&quot;3&quot;;IF([.D40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399" calcext:value-type="float">
            <text:p>39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8]=&quot;CW&quot;;&quot;3&quot;;IF([.D40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00" calcext:value-type="float">
            <text:p>40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09]=&quot;CW&quot;;&quot;3&quot;;IF([.D40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01" calcext:value-type="float">
            <text:p>40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0]=&quot;CW&quot;;&quot;3&quot;;IF([.D41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02" calcext:value-type="float">
            <text:p>40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1]=&quot;CW&quot;;&quot;3&quot;;IF([.D41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03" calcext:value-type="float">
            <text:p>40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2]=&quot;CW&quot;;&quot;3&quot;;IF([.D41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04" calcext:value-type="float">
            <text:p>40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3]=&quot;CW&quot;;&quot;3&quot;;IF([.D41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05" calcext:value-type="float">
            <text:p>40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4]=&quot;CW&quot;;&quot;3&quot;;IF([.D41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06" calcext:value-type="float">
            <text:p>40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5]=&quot;CW&quot;;&quot;3&quot;;IF([.D41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07" calcext:value-type="float">
            <text:p>40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6]=&quot;CW&quot;;&quot;3&quot;;IF([.D41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08" calcext:value-type="float">
            <text:p>40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7]=&quot;CW&quot;;&quot;3&quot;;IF([.D41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09" calcext:value-type="float">
            <text:p>40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8]=&quot;CW&quot;;&quot;3&quot;;IF([.D41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10" calcext:value-type="float">
            <text:p>41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19]=&quot;CW&quot;;&quot;3&quot;;IF([.D41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11" calcext:value-type="float">
            <text:p>41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0]=&quot;CW&quot;;&quot;3&quot;;IF([.D42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12" calcext:value-type="float">
            <text:p>41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1]=&quot;CW&quot;;&quot;3&quot;;IF([.D42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13" calcext:value-type="float">
            <text:p>41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2]=&quot;CW&quot;;&quot;3&quot;;IF([.D42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14" calcext:value-type="float">
            <text:p>41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3]=&quot;CW&quot;;&quot;3&quot;;IF([.D42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15" calcext:value-type="float">
            <text:p>41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4]=&quot;CW&quot;;&quot;3&quot;;IF([.D42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16" calcext:value-type="float">
            <text:p>41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5]=&quot;CW&quot;;&quot;3&quot;;IF([.D42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17" calcext:value-type="float">
            <text:p>41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6]=&quot;CW&quot;;&quot;3&quot;;IF([.D42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18" calcext:value-type="float">
            <text:p>41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7]=&quot;CW&quot;;&quot;3&quot;;IF([.D42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19" calcext:value-type="float">
            <text:p>41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8]=&quot;CW&quot;;&quot;3&quot;;IF([.D42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20" calcext:value-type="float">
            <text:p>42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29]=&quot;CW&quot;;&quot;3&quot;;IF([.D42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21" calcext:value-type="float">
            <text:p>42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0]=&quot;CW&quot;;&quot;3&quot;;IF([.D43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22" calcext:value-type="float">
            <text:p>42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1]=&quot;CW&quot;;&quot;3&quot;;IF([.D43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23" calcext:value-type="float">
            <text:p>42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2]=&quot;CW&quot;;&quot;3&quot;;IF([.D43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24" calcext:value-type="float">
            <text:p>42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3]=&quot;CW&quot;;&quot;3&quot;;IF([.D43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25" calcext:value-type="float">
            <text:p>42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4]=&quot;CW&quot;;&quot;3&quot;;IF([.D43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26" calcext:value-type="float">
            <text:p>42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5]=&quot;CW&quot;;&quot;3&quot;;IF([.D43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27" calcext:value-type="float">
            <text:p>42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6]=&quot;CW&quot;;&quot;3&quot;;IF([.D43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28" calcext:value-type="float">
            <text:p>42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7]=&quot;CW&quot;;&quot;3&quot;;IF([.D43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29" calcext:value-type="float">
            <text:p>42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8]=&quot;CW&quot;;&quot;3&quot;;IF([.D43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30" calcext:value-type="float">
            <text:p>43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39]=&quot;CW&quot;;&quot;3&quot;;IF([.D43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31" calcext:value-type="float">
            <text:p>43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0]=&quot;CW&quot;;&quot;3&quot;;IF([.D44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32" calcext:value-type="float">
            <text:p>43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1]=&quot;CW&quot;;&quot;3&quot;;IF([.D44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33" calcext:value-type="float">
            <text:p>43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2]=&quot;CW&quot;;&quot;3&quot;;IF([.D44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34" calcext:value-type="float">
            <text:p>43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3]=&quot;CW&quot;;&quot;3&quot;;IF([.D44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35" calcext:value-type="float">
            <text:p>43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4]=&quot;CW&quot;;&quot;3&quot;;IF([.D44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36" calcext:value-type="float">
            <text:p>43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5]=&quot;CW&quot;;&quot;3&quot;;IF([.D44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37" calcext:value-type="float">
            <text:p>437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6]=&quot;CW&quot;;&quot;3&quot;;IF([.D446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38" calcext:value-type="float">
            <text:p>438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7]=&quot;CW&quot;;&quot;3&quot;;IF([.D447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39" calcext:value-type="float">
            <text:p>439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8]=&quot;CW&quot;;&quot;3&quot;;IF([.D448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40" calcext:value-type="float">
            <text:p>440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49]=&quot;CW&quot;;&quot;3&quot;;IF([.D449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41" calcext:value-type="float">
            <text:p>441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0]=&quot;CW&quot;;&quot;3&quot;;IF([.D450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42" calcext:value-type="float">
            <text:p>442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1]=&quot;CW&quot;;&quot;3&quot;;IF([.D451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43" calcext:value-type="float">
            <text:p>443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2]=&quot;CW&quot;;&quot;3&quot;;IF([.D452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1" office:value-type="float" office:value="444" calcext:value-type="float">
            <text:p>444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3]=&quot;CW&quot;;&quot;3&quot;;IF([.D453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45" calcext:value-type="float">
            <text:p>445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4]=&quot;CW&quot;;&quot;3&quot;;IF([.D454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8"/>
          <table:table-cell table:style-name="ce20"/>
          <table:table-cell table:style-name="ce32"/>
          <table:table-cell table:style-name="ce39"/>
          <table:table-cell table:style-name="ce46"/>
          <table:table-cell table:style-name="ce52" office:value-type="float" office:value="446" calcext:value-type="float">
            <text:p>446</text:p>
          </table:table-cell>
          <table:table-cell table:style-name="ce28" table:number-columns-repeated="2"/>
          <table:table-cell table:style-name="ce62" table:number-columns-repeated="2"/>
          <table:table-cell table:style-name="ce74"/>
          <table:table-cell table:style-name="ce83" table:formula="of:=ABS(IF([.D455]=&quot;CW&quot;;&quot;3&quot;;IF([.D455]=&quot;PH&quot;;&quot;2&quot;;&quot;0&quot;))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/>
          <table:table-cell table:style-name="ce10"/>
          <table:table-cell table:style-name="ce21"/>
          <table:table-cell table:style-name="ce34"/>
          <table:table-cell table:style-name="ce41"/>
          <table:table-cell table:style-name="ce21"/>
          <table:table-cell table:style-name="ce42"/>
          <table:table-cell table:style-name="ce21" table:number-columns-repeated="2"/>
          <table:table-cell table:style-name="ce42" table:number-columns-repeated="2"/>
          <table:table-cell table:style-name="ce71"/>
          <table:table-cell table:style-name="ce80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160 Qs</text:p>
          </table:table-cell>
          <table:table-cell table:style-name="ce22" table:formula="of:=COUNTIF([.$C$9:.$C$455];&quot;160&quot;)" office:value-type="float" office:value="0" calcext:value-type="float">
            <text:p>0</text:p>
          </table:table-cell>
          <table:table-cell table:style-name="ce34"/>
          <table:table-cell table:style-name="ce41"/>
          <table:table-cell table:style-name="ce21" table:formula="of:=IF([.L457]&gt;58;&quot;Too many mults&quot;;&quot;&quot;)">
            <text:p/>
          </table:table-cell>
          <table:table-cell table:style-name="ce42"/>
          <table:table-cell table:style-name="ce21"/>
          <table:table-cell table:style-name="ce57" office:value-type="string" calcext:value-type="string">
            <text:p>Mults</text:p>
          </table:table-cell>
          <table:table-cell table:style-name="ce62" table:number-columns-repeated="2"/>
          <table:table-cell table:style-name="ce57" table:formula="of:=COUNTIF([.L9:.L455];&quot;X&quot;)" office:value-type="float" office:value="6" calcext:value-type="float">
            <text:p>6</text:p>
          </table:table-cell>
          <table:table-cell table:style-name="ce28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80 Qs</text:p>
          </table:table-cell>
          <table:table-cell table:style-name="ce22" table:formula="of:=COUNTIF([.$C$9:.$C$455];&quot;80&quot;)" office:value-type="float" office:value="0" calcext:value-type="float">
            <text:p>0</text:p>
          </table:table-cell>
          <table:table-cell table:style-name="ce34"/>
          <table:table-cell table:style-name="ce41"/>
          <table:table-cell table:style-name="ce21"/>
          <table:table-cell table:style-name="ce42"/>
          <table:table-cell table:style-name="ce21"/>
          <table:table-cell table:style-name="ce58" office:value-type="string" calcext:value-type="string">
            <text:p>QSO Pts</text:p>
          </table:table-cell>
          <table:table-cell table:style-name="ce66" table:number-columns-repeated="2"/>
          <table:table-cell table:style-name="ce75"/>
          <table:table-cell table:style-name="ce84" table:formula="of:=SUM([.M9:.M455])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40 Qs</text:p>
          </table:table-cell>
          <table:table-cell table:style-name="ce22" table:formula="of:=COUNTIF([.$C$9:.$C$455];&quot;40&quot;)" office:value-type="float" office:value="9" calcext:value-type="float">
            <text:p>9</text:p>
          </table:table-cell>
          <table:table-cell table:style-name="ce34"/>
          <table:table-cell table:style-name="ce41"/>
          <table:table-cell table:style-name="ce21"/>
          <table:table-cell table:style-name="ce42"/>
          <table:table-cell table:style-name="ce21" table:number-columns-repeated="2"/>
          <table:table-cell table:style-name="ce42" table:number-columns-repeated="2"/>
          <table:table-cell table:style-name="ce21" table:number-columns-repeated="2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20 Qs</text:p>
          </table:table-cell>
          <table:table-cell table:style-name="ce22" table:formula="of:=COUNTIF([.$C$9:.$C$455];&quot;20&quot;)" office:value-type="float" office:value="0" calcext:value-type="float">
            <text:p>0</text:p>
          </table:table-cell>
          <table:table-cell table:style-name="ce34"/>
          <table:table-cell table:style-name="ce41"/>
          <table:table-cell table:style-name="ce21"/>
          <table:table-cell table:style-name="ce42"/>
          <table:table-cell table:style-name="ce21"/>
          <table:table-cell table:style-name="ce59" office:value-type="string" calcext:value-type="string">
            <text:p>Score</text:p>
          </table:table-cell>
          <table:table-cell table:style-name="ce67" table:number-columns-repeated="2"/>
          <table:table-cell table:style-name="ce76" table:formula="of:=[.L457]*[.M458]" office:value-type="float" office:value="144" calcext:value-type="float" table:number-columns-spanned="2" table:number-rows-spanned="1">
            <text:p><text:s/>144 </text:p>
          </table:table-cell>
          <table:covered-table-cell table:style-name="ce85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15 Qs</text:p>
          </table:table-cell>
          <table:table-cell table:style-name="ce22" table:formula="of:=COUNTIF([.$C$9:.$C$455];&quot;15&quot;)" office:value-type="float" office:value="0" calcext:value-type="float">
            <text:p>0</text:p>
          </table:table-cell>
          <table:table-cell table:style-name="ce34"/>
          <table:table-cell table:style-name="ce42" table:number-columns-repeated="7"/>
          <table:table-cell table:style-name="ce71"/>
          <table:table-cell table:style-name="ce80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10 Qs</text:p>
          </table:table-cell>
          <table:table-cell table:style-name="ce22" table:formula="of:=COUNTIF([.$C$9:.$C$455];&quot;10&quot;)" office:value-type="float" office:value="0" calcext:value-type="float">
            <text:p>0</text:p>
          </table:table-cell>
          <table:table-cell table:style-name="ce34"/>
          <table:table-cell table:style-name="ce42" table:number-columns-repeated="7"/>
          <table:table-cell table:style-name="ce71"/>
          <table:table-cell table:style-name="ce80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<text:s/>6 Qs</text:p>
          </table:table-cell>
          <table:table-cell table:style-name="ce22" table:formula="of:=COUNTIF([.$C$9:.$C$455];&quot;6&quot;)" office:value-type="float" office:value="0" calcext:value-type="float">
            <text:p>0</text:p>
          </table:table-cell>
          <table:table-cell table:style-name="ce34"/>
          <table:table-cell table:style-name="ce42" table:number-columns-repeated="7"/>
          <table:table-cell table:style-name="ce71"/>
          <table:table-cell table:style-name="ce80"/>
          <table:table-cell table:number-columns-repeated="1011"/>
        </table:table-row>
        <table:table-row table:style-name="ro3">
          <table:table-cell/>
          <table:table-cell table:style-name="ce11" office:value-type="string" calcext:value-type="string">
            <text:p><text:s/>2 Qs</text:p>
          </table:table-cell>
          <table:table-cell table:style-name="ce22" table:formula="of:=COUNTIF([.$C$9:.$C$455];&quot;2&quot;)" office:value-type="float" office:value="0" calcext:value-type="float">
            <text:p>0</text:p>
          </table:table-cell>
          <table:table-cell table:style-name="ce34"/>
          <table:table-cell table:style-name="ce42" table:number-columns-repeated="7"/>
          <table:table-cell table:style-name="ce71"/>
          <table:table-cell table:style-name="ce80"/>
          <table:table-cell table:number-columns-repeated="1011"/>
        </table:table-row>
        <table:table-row table:style-name="ro8">
          <table:table-cell/>
          <table:table-cell table:style-name="ce12" office:value-type="string" calcext:value-type="string">
            <text:p>Total</text:p>
          </table:table-cell>
          <table:table-cell table:style-name="ce23" table:formula="of:=SUM([.C457:.C464])" office:value-type="float" office:value="9" calcext:value-type="float">
            <text:p>9</text:p>
          </table:table-cell>
          <table:table-cell table:style-name="ce34"/>
          <table:table-cell table:style-name="ce42" table:number-columns-repeated="7"/>
          <table:table-cell table:style-name="ce71"/>
          <table:table-cell table:style-name="ce80"/>
          <table:table-cell table:number-columns-repeated="1011"/>
        </table:table-row>
        <table:table-row table:style-name="ro8">
          <table:table-cell/>
          <table:table-cell table:style-name="ce13" office:value-type="string" calcext:value-type="string">
            <text:p>Adjust</text:p>
          </table:table-cell>
          <table:table-cell table:style-name="ce24" office:value-type="float" office:value="0" calcext:value-type="float">
            <text:p>0</text:p>
          </table:table-cell>
          <table:table-cell table:style-name="ce34"/>
          <table:table-cell table:style-name="ce43" office:value-type="string" calcext:value-type="string">
            <text:p>(Correction for Dupe, or County Line QSO)</text:p>
          </table:table-cell>
          <table:table-cell table:style-name="ce42" table:number-columns-repeated="6"/>
          <table:table-cell table:style-name="ce71"/>
          <table:table-cell table:style-name="ce80"/>
          <table:table-cell table:number-columns-repeated="1011"/>
        </table:table-row>
        <table:table-row table:style-name="ro3">
          <table:table-cell/>
          <table:table-cell table:style-name="ce14" office:value-type="string" calcext:value-type="string">
            <text:p>Final Qs</text:p>
          </table:table-cell>
          <table:table-cell table:style-name="ce25" table:formula="of:=[.C465]-[.C466]" office:value-type="float" office:value="9" calcext:value-type="float">
            <text:p>9</text:p>
          </table:table-cell>
          <table:table-cell table:style-name="ce34"/>
          <table:table-cell table:style-name="ce42" table:number-columns-repeated="5"/>
          <table:table-cell table:style-name="ce42" office:value-type="string" calcext:value-type="string">
            <text:p>Q-Pts</text:p>
          </table:table-cell>
          <table:table-cell table:style-name="ce42"/>
          <table:table-cell table:style-name="ce71"/>
          <table:table-cell table:style-name="ce80"/>
          <table:table-cell table:number-columns-repeated="1011"/>
        </table:table-row>
        <table:table-row table:style-name="ro1">
          <table:table-cell table:number-columns-repeated="3"/>
          <table:table-cell table:style-name="ce26"/>
          <table:table-cell table:style-name="ce1" table:number-columns-repeated="2"/>
          <table:table-cell/>
          <table:table-cell table:style-name="ce1" table:number-columns-repeated="2"/>
          <table:table-cell table:formula="of:=SUM([.J472:.J918])" office:value-type="float" office:value="0" calcext:value-type="float">
            <text:p>0</text:p>
          </table:table-cell>
          <table:table-cell/>
          <table:table-cell table:style-name="ce68"/>
          <table:table-cell table:style-name="ce77"/>
          <table:table-cell table:number-columns-repeated="1011"/>
        </table:table-row>
        <table:table-row table:style-name="ro1" table:number-rows-repeated="65068">
          <table:table-cell table:number-columns-repeated="3"/>
          <table:table-cell table:style-name="ce26"/>
          <table:table-cell table:number-columns-repeated="7"/>
          <table:table-cell table:style-name="ce68"/>
          <table:table-cell table:style-name="ce77"/>
          <table:table-cell table:number-columns-repeated="101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QP2008.$A$1" table:cell-range-address="$CQP2008.$B$3:.$M$467" table:range-usable-as="print-range"/>
          <table:named-range table:name="Excel_BuiltIn_Print_Titles" table:base-cell-address="$CQP2008.$A$1" table:cell-range-address="$CQP2008.$A$2:.$AMJ$8" table:range-usable-as="repeat-column repeat-row"/>
        </table:named-expressions>
        <calcext:conditional-formats>
          <calcext:conditional-format calcext:target-range-address="CQP2008.M5:CQP2008.M5 CQP2008.L458:CQP2008.L458 CQP2008.L460:CQP2008.L65536 CQP2008.L1:CQP2008.L2 CQP2008.L4:CQP2008.L456">
            <calcext:condition calcext:apply-style-name="Excel_CondFormat_1_1_1" calcext:value="=&quot;x&quot;" calcext:base-cell-address="CQP2008.M5"/>
          </calcext:conditional-format>
          <calcext:conditional-format calcext:target-range-address="CQP2008.M458:CQP2008.M458 CQP2008.M4:CQP2008.M4 CQP2008.M460:CQP2008.M65536 CQP2008.M2:CQP2008.M2 CQP2008.M6:CQP2008.M456">
            <calcext:condition calcext:apply-style-name="Excel_CondFormat_1_2_1" calcext:value="=2" calcext:base-cell-address="CQP2008.M458"/>
            <calcext:condition calcext:apply-style-name="Excel_CondFormat_1_2_2" calcext:value="=3" calcext:base-cell-address="CQP2008.M458"/>
          </calcext:conditional-format>
          <calcext:conditional-format calcext:target-range-address="CQP2008.D294:CQP2008.D65536 CQP2008.D2:CQP2008.D2 CQP2008.D7:CQP2008.D292">
            <calcext:condition calcext:apply-style-name="Excel_CondFormat_1_3_1" calcext:value="=&quot;cw&quot;" calcext:base-cell-address="CQP2008.D294"/>
            <calcext:condition calcext:apply-style-name="Excel_CondFormat_1_3_2" calcext:value="=&quot;ph&quot;" calcext:base-cell-address="CQP2008.D294"/>
          </calcext:conditional-format>
          <calcext:conditional-format calcext:target-range-address="CQP2008.D293:CQP2008.D293">
            <calcext:condition calcext:apply-style-name="Excel_CondFormat_1_4_1" calcext:value="=&quot;cw&quot;" calcext:base-cell-address="CQP2008.D293"/>
            <calcext:condition calcext:apply-style-name="Excel_CondFormat_1_4_2" calcext:value="=&quot;ph&quot;+[.$D$1:.$D$1048576]" calcext:base-cell-address="CQP2008.D293"/>
          </calcext:conditional-format>
        </calcext:conditional-formats>
      </table:table>
      <table:named-expressions>
        <table:named-expression table:name="SHARED_FORMULA_12_137_12_137_0" table:base-cell-address="$CQP2008.$M$138" table:expression="ABS(IF([.D138]=&quot;CW&quot;;&quot;3&quot;;IF([.D138]=&quot;PH&quot;;&quot;2&quot;;&quot;0&quot;)))"/>
        <table:named-expression table:name="SHARED_FORMULA_12_201_12_201_0" table:base-cell-address="$CQP2008.$M$202" table:expression="ABS(IF([.D202]=&quot;CW&quot;;&quot;3&quot;;IF([.D202]=&quot;PH&quot;;&quot;2&quot;;&quot;0&quot;)))"/>
        <table:named-expression table:name="SHARED_FORMULA_12_265_12_265_0" table:base-cell-address="$CQP2008.$M$266" table:expression="ABS(IF([.D266]=&quot;CW&quot;;&quot;3&quot;;IF([.D266]=&quot;PH&quot;;&quot;2&quot;;&quot;0&quot;)))"/>
        <table:named-expression table:name="SHARED_FORMULA_12_329_12_329_0" table:base-cell-address="$CQP2008.$M$330" table:expression="ABS(IF([.D330]=&quot;CW&quot;;&quot;3&quot;;IF([.D330]=&quot;PH&quot;;&quot;2&quot;;&quot;0&quot;)))"/>
        <table:named-expression table:name="SHARED_FORMULA_12_393_12_393_0" table:base-cell-address="$CQP2008.$M$394" table:expression="ABS(IF([.D394]=&quot;CW&quot;;&quot;3&quot;;IF([.D394]=&quot;PH&quot;;&quot;2&quot;;&quot;0&quot;)))"/>
        <table:named-expression table:name="SHARED_FORMULA_12_73_12_73_0" table:base-cell-address="$CQP2008.$M$74" table:expression="ABS(IF([.D74]=&quot;CW&quot;;&quot;3&quot;;IF([.D74]=&quot;PH&quot;;&quot;2&quot;;&quot;0&quot;)))"/>
        <table:named-expression table:name="SHARED_FORMULA_12_9_12_9_0" table:base-cell-address="$CQP2008.$M$10" table:expression="ABS(IF([.D10]=&quot;CW&quot;;&quot;3&quot;;IF([.D10]=&quot;PH&quot;;&quot;2&quot;;&quot;0&quot;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4"/>
    </number:number-style>
    <number:date-style style:name="N133">
      <number:month/>
      <number:text>/</number:text>
      <number:day/>
    </number:date-style>
    <number:number-style style:name="N134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34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35P1" style:volatile="true">
      <number:text> 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3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36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2_5f_2" style:display-name="Excel_CondFormat_1_2_2" style:family="table-cell" style:parent-style-name="Default">
      <style:table-cell-properties fo:background-color="#ccffcc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ccffcc"/>
    </style:style>
    <style:style style:name="Excel_5f_CondFormat_5f_1_5f_4_5f_2" style:display-name="Excel_CondFormat_1_4_2" style:family="table-cell" style:parent-style-name="Default">
      <style:table-cell-properties fo:background-color="#ffcc99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75in" fo:margin-left="0.748in" fo:margin-right="0.748in" style:first-page-number="continue" style:scale-to="100%" style:writing-mode="lr-tb"/>
      <style:header-style>
        <style:header-footer-properties svg:height="0.4839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QP2008" style:display-name="PageStyle_CQP2008" style:page-layout-name="Mpm3">
      <style:header>
        <style:region-left>
          <text:p><text:span text:style-name="MT2">California QSO Party-2008</text:span></text:p>
          <text:p><text:span text:style-name="MT1"/></text:p>
          <text:p><text:span text:style-name="MT1">Callsign___________________</text:span></text:p>
          <text:p><text:span text:style-name="MT1"/></text:p>
        </style:region-left>
        <style:region-center>
          <text:p><text:span text:style-name="MT1"/></text:p>
          <text:p><text:span text:style-name="MT1"/></text:p>
          <text:p><text:span text:style-name="MT1"/></text:p>
        </style:region-center>
        <style:region-right>
          <text:p><text:span text:style-name="MT1">Log Sheet_______of______</text:span></text:p>
          <text:p><text:span text:style-name="MT1"/></text:p>
          <text:p><text:span text:style-name="MT1">*STATE/Prov/County__________________________</text:span></text:p>
          <text:p><text:span text:style-name="MT1"><text:s text:c="2"/></text:span></text:p>
        </style:region-right>
      </style:header>
      <style:header-left style:display="false">
        <style:region-left>
          <text:p><text:span text:style-name="MT2">California QSO Party-2008</text:span></text:p>
          <text:p><text:span text:style-name="MT1"/></text:p>
          <text:p><text:span text:style-name="MT1">Callsign___________________</text:span></text:p>
          <text:p><text:span text:style-name="MT1"/></text:p>
        </style:region-left>
        <style:region-center>
          <text:p><text:span text:style-name="MT1"/></text:p>
          <text:p><text:span text:style-name="MT1"/></text:p>
          <text:p><text:span text:style-name="MT1"/></text:p>
        </style:region-center>
        <style:region-right>
          <text:p><text:span text:style-name="MT1">Log Sheet_______of______</text:span></text:p>
          <text:p><text:span text:style-name="MT1"/></text:p>
          <text:p><text:span text:style-name="MT1">*STATE/Prov/County__________________________</text:span></text:p>
          <text:p><text:span text:style-name="MT1"><text:s text:c="2"/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QP 2008 Tally Sheet</dc:title>
    <dc:description>Type X in column L to score your multiplier</dc:description>
    <meta:initial-creator>California QSO Party</meta:initial-creator>
    <meta:creation-date>2005-07-02T00:12:30</meta:creation-date>
    <dc:creator>dak</dc:creator>
    <dc:date>2008-10-16T18:47:27</dc:date>
    <meta:print-date>2008-05-09T03:05:05</meta:print-date>
    <meta:generator>LibreOffice/4.1.5.3$Windows_x86 LibreOffice_project/1c1366bba2ba2b554cd2ca4d87c06da81c05d24</meta:generator>
    <meta:document-statistic meta:table-count="1" meta:cell-count="1031" meta:object-count="0"/>
    <meta:user-defined meta:name="Publisher">California QSO Party</meta:user-defined>
    <meta:user-defined meta:name="Recorded date">2008</meta:user-defined>
  </office:meta>
</office:document-meta>
</file>